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8459" officeooo:paragraph-rsid="001e8459"/>
    </style:style>
    <style:style style:name="P2" style:family="paragraph" style:parent-style-name="Standard">
      <style:paragraph-properties fo:text-align="start" style:justify-single-word="false"/>
      <style:text-properties officeooo:rsid="001e8459" officeooo:paragraph-rsid="001e8459"/>
    </style:style>
    <style:style style:name="P3" style:family="paragraph" style:parent-style-name="Standard">
      <style:paragraph-properties fo:text-align="start" style:justify-single-word="false"/>
      <style:text-properties officeooo:rsid="001f0d8f" officeooo:paragraph-rsid="001f0d8f"/>
    </style:style>
    <style:style style:name="P4" style:family="paragraph" style:parent-style-name="Standard">
      <style:paragraph-properties fo:text-align="start" style:justify-single-word="false"/>
      <style:text-properties officeooo:rsid="001f27f9" officeooo:paragraph-rsid="001f27f9"/>
    </style:style>
    <style:style style:name="P5" style:family="paragraph" style:parent-style-name="Standard">
      <style:paragraph-properties fo:text-align="start" style:justify-single-word="false"/>
      <style:text-properties officeooo:rsid="0020fe96" officeooo:paragraph-rsid="0020fe96"/>
    </style:style>
    <style:style style:name="T1" style:family="text">
      <style:text-properties officeooo:rsid="001f27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02 – O que é um Objeto?</text:p>
      <text:p text:style-name="P1"/>
      <text:p text:style-name="P2">Coisa material ou abstrata percebida pelos sentidos e descrita por meio das suas características, comportamentos e estado atual.</text:p>
      <text:p text:style-name="P2"/>
      <text:p text:style-name="P3">A classe é um objeto</text:p>
      <text:p text:style-name="P2"/>
      <text:p text:style-name="P3">Classe: Caneta</text:p>
      <text:p text:style-name="P3"/>
      <text:p text:style-name="P3">Coisas que eu tenho: Atributos</text:p>
      <text:p text:style-name="P3"/>
      <text:p text:style-name="P3">Modelo <text:span text:style-name="T1">BIC cristal</text:span></text:p>
      <text:p text:style-name="P3">Cor <text:span text:style-name="T1">Azul</text:span></text:p>
      <text:p text:style-name="P3">Ponta <text:span text:style-name="T1">0.5</text:span></text:p>
      <text:p text:style-name="P3">Carga <text:span text:style-name="T1">90</text:span></text:p>
      <text:p text:style-name="P3">Tampada <text:span text:style-name="T1">falso</text:span></text:p>
      <text:p text:style-name="P3"/>
      <text:p text:style-name="P3">Coisa que eu faço: Métodos</text:p>
      <text:p text:style-name="P3"/>
      <text:p text:style-name="P3">Escrever</text:p>
      <text:p text:style-name="P3">Rabiscar</text:p>
      <text:p text:style-name="P3">Pintar</text:p>
      <text:p text:style-name="P3">Tampar</text:p>
      <text:p text:style-name="P3">Destampar</text:p>
      <text:p text:style-name="P3"/>
      <text:p text:style-name="P3">Como que eu estou agora? Estado</text:p>
      <text:p text:style-name="P3"/>
      <text:p text:style-name="P3"><text:span text:style-name="T1">9</text:span>0% de carga;</text:p>
      <text:p text:style-name="P3">ponto azul;</text:p>
      <text:p text:style-name="P3">destampada</text:p>
      <text:p text:style-name="P3"/>
      <text:p text:style-name="P3">Criando um algoritmo com a classe caneta</text:p>
      <text:p text:style-name="P3"/>
      <text:p text:style-name="P3">Classe Caneta</text:p>
      <text:p text:style-name="P3"/>
      <text:p text:style-name="P3">modelo: Caractere</text:p>
      <text:p text:style-name="P3">cor: Caractere</text:p>
      <text:p text:style-name="P3">ponta: Real</text:p>
      <text:p text:style-name="P3">carga: Inteiro</text:p>
      <text:p text:style-name="P3">tampada: Logico</text:p>
      <text:p text:style-name="P3"/>
      <text:p text:style-name="P3">Metodo rabiscar()</text:p>
      <text:p text:style-name="P3"/>
      <text:p text:style-name="P4">Se (tampada) então</text:p>
      <text:p text:style-name="P4"><text:tab/>escreva(“ERRO”)</text:p>
      <text:p text:style-name="P4">senao</text:p>
      <text:p text:style-name="P4"><text:tab/>escreva(“Rabisco”)</text:p>
      <text:p text:style-name="P3"/>
      <text:p text:style-name="P3">FimMetodo</text:p>
      <text:p text:style-name="P3"/>
      <text:p text:style-name="P3">Metodo tampar()</text:p>
      <text:p text:style-name="P3"/>
      <text:p text:style-name="P3"><text:soft-page-break/>FimMetodo</text:p>
      <text:p text:style-name="P3"/>
      <text:p text:style-name="P5">Instanciar</text:p>
      <text:p text:style-name="P5"/>
      <text:p text:style-name="P5">c1 = nova Caneta</text:p>
      <text:p text:style-name="P5"/>
      <text:p text:style-name="P5">c1.cor = “Azul”</text:p>
      <text:p text:style-name="P5">c1.ponta = 0.5</text:p>
      <text:p text:style-name="P5">c1.tampada = falso</text:p>
      <text:p text:style-name="P5">c1.rabiscar()</text:p>
      <text:p text:style-name="P5"/>
      <text:p text:style-name="P5">c2 = nova Caneta</text:p>
      <text:p text:style-name="P5"/>
      <text:p text:style-name="P5">c2.cor = “Vermelho”</text:p>
      <text:p text:style-name="P5">c2.ponta = 1.0</text:p>
      <text:p text:style-name="P5">c2.tampada = falso</text:p>
      <text:p text:style-name="P5">c2.tampar()</text:p>
      <text:p text:style-name="P5"/>
      <text:p text:style-name="P5">Classe: Define os atributos e métodos comuns que serão compartilhados por um objeto.</text:p>
      <text:p text:style-name="P5"/>
      <text:p text:style-name="P5">Objeto: É a instância de uma classe.</text:p>
      <text:p text:style-name="P5"/>
      <text:p text:style-name="P5">Abstração:</text:p>
      <text:p text:style-name="P5">Uma pessoa possui inúmeros atributos, você irá utilizar apenas os atributos que precisa no momento e ignorar as demai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5:49:12.911853354</meta:creation-date>
    <dc:date>2020-09-19T16:16:32.720061733</dc:date>
    <meta:editing-duration>PT7M2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50" meta:word-count="170" meta:character-count="1049" meta:non-whitespace-character-count="926"/>
  </office:meta>
</office:document-meta>
</file>